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1660955997E7F0A2D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0602in" draw:z-index="0"><draw:image xlink:href="Pictures/100000010000032A000001660955997E7F0A2D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8:08:36.471146157</meta:creation-date>
    <dc:date>2023-10-31T18:09:08.212000582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